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1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283cm" fo:min-width="15.812cm"/>
    </style:style>
    <style:style style:name="gr2" style:family="graphic" style:parent-style-name="standard">
      <style:graphic-properties draw:stroke="none" svg:stroke-color="#000000" draw:fill="none" draw:fill-color="#ffffff" fo:min-height="1.8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88cm" fo:min-width="2.643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8cm" fo:min-width="2.64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4cm" fo:min-width="2.64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32cm" fo:min-width="1.50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979cm" fo:min-width="1.792cm"/>
      <style:paragraph-properties style:writing-mode="lr-tb"/>
    </style:style>
    <style:style style:name="gr1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8.376cm" fo:min-width="7.567cm"/>
    </style:style>
    <style:style style:name="gr12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times1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1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times1" fo:font-size="26pt" style:font-size-asian="26pt" style:font-size-complex="26pt"/>
    </style:style>
    <style:style style:name="T2" style:family="text">
      <style:text-properties style:font-name="time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18cm" svg:height="7.239cm" svg:x="12.372cm" svg:y="1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355cm" svg:height="2.119cm" svg:x="29.602cm" svg:y="4.013cm">
          <draw:text-box>
            <text:p><text:span text:style-name="T1">E</text:span><text:span text:style-name="T1">n</text:span><text:span text:style-name="T1">gi</text:span><text:span text:style-name="T1">n</text:span><text:span text:style-name="T1">e</text:span></text:p>
            <text:p><text:span text:style-name="T1">x</text:span><text:span text:style-name="T1">8</text:span><text:span text:style-name="T1">6</text:span></text:p>
          </draw:text-box>
        </draw:frame>
        <draw:frame draw:style-name="gr3" draw:text-style-name="P2" draw:layer="layout" svg:width="3.255cm" svg:height="2.211cm" svg:x="30.03cm" svg:y="23.86cm">
          <draw:text-box>
            <text:p><text:span text:style-name="T1">Engin</text:span><text:span text:style-name="T1">e</text:span></text:p>
            <text:p><text:span text:style-name="T1">ARM</text:span></text:p>
          </draw:text-box>
        </draw:frame>
        <draw:frame draw:style-name="gr4" draw:text-style-name="P2" draw:layer="layout" svg:width="3.81cm" svg:height="2.089cm" svg:x="31.034cm" svg:y="9.628cm">
          <draw:text-box>
            <text:p><text:span text:style-name="T1">Engine </text:span></text:p>
            <text:p><text:span text:style-name="T1">RISC-V</text:span></text:p>
          </draw:text-box>
        </draw:frame>
        <draw:frame draw:style-name="gr4" draw:text-style-name="P2" draw:layer="layout" svg:width="8.352cm" svg:height="2.089cm" svg:x="4.313cm" svg:y="18.434cm">
          <draw:text-box>
            <text:p><text:span text:style-name="T1">Python Converter Script on x86/ARM</text:span></text:p>
          </draw:text-box>
        </draw:frame>
        <draw:custom-shape draw:style-name="gr5" draw:text-style-name="P4" xml:id="id1" draw:id="id1" draw:layer="layout" svg:width="4.445cm" svg:height="2.032cm" svg:x="15.541cm" svg:y="4.056cm">
          <text:p text:style-name="P3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4.445cm" svg:height="2.032cm" svg:x="21.641cm" svg:y="4.057cm">
          <text:p text:style-name="P3"><text:span text:style-name="T2">Encrypt/</text:span></text:p>
          <text:p text:style-name="P3"><text:span text:style-name="T2">Decry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9.986cm" svg:y1="5.072cm" svg:x2="21.641cm" svg:y2="5.073cm" draw:start-shape="id1" draw:start-glue-point="10" draw:end-shape="id2" draw:end-glue-point="6" svg:d="M19986 5072h827v1h828" svg:viewBox="0 0 1656 2">
          <text:p/>
        </draw:connector>
        <draw:custom-shape draw:style-name="gr1" draw:text-style-name="P1" xml:id="id9" draw:id="id9" draw:layer="layout" svg:width="17.018cm" svg:height="7.239cm" svg:x="23.273cm" svg:y="11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.445cm" svg:height="2.162cm" svg:x="26.603cm" svg:y="14.4cm">
          <text:p text:style-name="P3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4.445cm" svg:height="2.106cm" svg:x="32.489cm" svg:y="14.426cm">
          <text:p text:style-name="P3"><text:span text:style-name="T2">Encrypt/</text:span></text:p>
          <text:p text:style-name="P3"><text:span text:style-name="T2">Decry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018cm" svg:height="7.239cm" svg:x="12.774cm" svg:y="2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445cm" svg:height="2.032cm" svg:x="16.407cm" svg:y="23.439cm">
          <text:p text:style-name="P3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4.445cm" svg:height="2.032cm" svg:x="22.249cm" svg:y="23.439cm">
          <text:p text:style-name="P3"><text:span text:style-name="T2">Encrypt/</text:span></text:p>
          <text:p text:style-name="P3"><text:span text:style-name="T2">Decry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0.852cm" svg:y1="24.455cm" svg:x2="22.249cm" svg:y2="24.455cm" draw:start-shape="id3" draw:start-glue-point="10" draw:end-shape="id4" draw:end-glue-point="6" svg:d="M20852 24455h1397" svg:viewBox="0 0 1398 1">
          <text:p/>
        </draw:connector>
        <draw:custom-shape draw:style-name="gr9" draw:text-style-name="P4" xml:id="id6" draw:id="id6" draw:layer="layout" svg:width="2.84cm" svg:height="2.802cm" svg:x="9.448cm" svg:y="11.606cm">
          <text:p text:style-name="P3"><text:span text:style-name="T2">PNG</text:span></text:p>
          <text:p text:style-name="P3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7" draw:id="id7" draw:layer="layout" svg:width="2.84cm" svg:height="2.802cm" svg:x="9.39cm" svg:y="15.072cm">
          <text:p text:style-name="P3"><text:span text:style-name="T2">JPEG/</text:span></text:p>
          <text:p text:style-name="P3"><text:span text:style-name="T2">JPG</text:span></text:p>
          <text:p text:style-name="P3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" draw:id="id5" draw:layer="layout" svg:width="2.54cm" svg:height="6.477cm" svg:x="3.643cm" svg:y="11.614cm">
          <text:p text:style-name="P3"><text:span text:style-name="T2">N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183cm" svg:y1="14.852cm" svg:x2="9.448cm" svg:y2="13.007cm" draw:start-shape="id5" draw:start-glue-point="1" draw:end-shape="id6" draw:end-glue-point="6" svg:d="M6183 14852l3265-1845" svg:viewBox="0 0 3266 1846">
          <text:p/>
        </draw:connector>
        <draw:connector draw:style-name="gr6" draw:text-style-name="P5" draw:layer="layout" draw:type="line" svg:x1="6.183cm" svg:y1="14.852cm" svg:x2="9.39cm" svg:y2="16.473cm" draw:start-shape="id5" draw:start-glue-point="1" draw:end-shape="id7" draw:end-glue-point="6" svg:d="M6183 14852l3207 1621" svg:viewBox="0 0 3208 1622">
          <text:p/>
        </draw:connector>
        <draw:line draw:style-name="gr6" draw:text-style-name="P5" draw:layer="layout" svg:x1="30.973cm" svg:y1="15.47cm" svg:x2="32.497cm" svg:y2="15.47cm">
          <text:p/>
        </draw:line>
        <draw:custom-shape draw:style-name="gr11" draw:text-style-name="P6" xml:id="id8" draw:id="id8" draw:layer="layout" svg:width="12.827cm" svg:height="13.716cm" svg:x="1.519cm" svg:y="8.5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5" draw:layer="layout" svg:x1="4.81cm" svg:y1="8.62cm" svg:x2="15.605cm" svg:y2="5.064cm">
          <text:p/>
        </draw:line>
        <draw:line draw:style-name="gr6" draw:text-style-name="P5" draw:layer="layout" svg:x1="20.558cm" svg:y1="8.874cm" svg:x2="12.811cm" svg:y2="12.049cm">
          <text:p/>
        </draw:line>
        <draw:connector draw:style-name="gr12" draw:text-style-name="P5" draw:layer="layout" svg:x1="14.346cm" svg:y1="15.397cm" svg:x2="23.273cm" svg:y2="15.408cm" draw:start-shape="id8" draw:start-glue-point="7" draw:end-shape="id9" draw:end-glue-point="3" svg:d="M14346 15397h4464v11h4463" svg:viewBox="0 0 8928 12">
          <text:p/>
        </draw:connector>
        <draw:line draw:style-name="gr6" draw:text-style-name="P5" draw:layer="layout" svg:x1="4.81cm" svg:y1="22.336cm" svg:x2="16.494cm" svg:y2="24.495cm">
          <text:p/>
        </draw:line>
        <draw:line draw:style-name="gr6" draw:text-style-name="P5" draw:layer="layout" svg:x1="21.447cm" svg:y1="20.812cm" svg:x2="12.938cm" svg:y2="18.526cm">
          <text:p/>
        </draw:line>
        <draw:frame draw:style-name="gr13" draw:text-style-name="P7" draw:layer="layout" svg:width="4.445cm" svg:height="1.27cm" svg:x="6.08cm" svg:y="5.699cm">
          <draw:text-box>
            <text:p>Named Pipe</text:p>
          </draw:text-box>
        </draw:frame>
        <draw:frame draw:style-name="gr13" draw:text-style-name="P7" draw:layer="layout" svg:width="4.445cm" svg:height="1.27cm" svg:x="6.461cm" svg:y="23.606cm">
          <draw:text-box>
            <text:p>Named Pipe</text:p>
          </draw:text-box>
        </draw:frame>
        <draw:frame draw:style-name="gr13" draw:text-style-name="P7" draw:layer="layout" svg:width="4.445cm" svg:height="1.27cm" svg:x="18.499cm" svg:y="14.254cm">
          <draw:text-box>
            <text:p>Named Pipe</text:p>
          </draw:text-box>
        </draw:frame>
        <draw:frame draw:style-name="gr14" draw:text-style-name="P7" draw:layer="layout" svg:width="4.445cm" svg:height="1.725cm" svg:x="17.129cm" svg:y="10.398cm">
          <draw:text-box>
            <text:p>Subprocess</text:p>
            <text:p>Output</text:p>
          </draw:text-box>
        </draw:frame>
        <draw:frame draw:style-name="gr14" draw:text-style-name="P7" draw:layer="layout" svg:width="4.445cm" svg:height="1.725cm" svg:x="17.002cm" svg:y="17.891cm">
          <draw:text-box>
            <text:p>Subprocess</text:p>
            <text:p>Output</text:p>
          </draw:text-box>
        </draw:frame>
        <draw:frame draw:style-name="gr14" draw:text-style-name="P7" draw:layer="layout" svg:width="4.445cm" svg:height="1.725cm" svg:x="14.843cm" svg:y="15.531cm">
          <draw:text-box>
            <text:p>Subprocess</text:p>
            <text:p>Outp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1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9:47:05.027310798</meta:creation-date>
    <dc:date>2019-12-20T02:44:57.218999378</dc:date>
    <meta:editing-duration>PT1H46M33S</meta:editing-duration>
    <meta:editing-cycles>15</meta:editing-cycles>
    <meta:generator>LibreOffice/6.3.4.2.0$Linux_X86_64 LibreOffice_project/30$Build-2</meta:generator>
    <meta:document-statistic meta:object-count="33"/>
  </office:meta>
</office:document-meta>
</file>